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Oscillator freq</text:p>
          </table:table-cell>
          <table:table-cell office:value-type="float" office:value="9600000">
            <text:p>9600000</text:p>
          </table:table-cell>
        </table:table-row>
        <table:table-row table:style-name="ro1">
          <table:table-cell/>
          <table:table-cell office:value-type="string">
            <text:p>CPU freq</text:p>
          </table:table-cell>
          <table:table-cell table:formula="of:=[.C3]/8" office:value-type="float" office:value="1200000">
            <text:p>1200000</text:p>
          </table:table-cell>
        </table:table-row>
        <table:table-row table:style-name="ro1">
          <table:table-cell/>
          <table:table-cell office:value-type="string">
            <text:p>Prescaled</text:p>
          </table:table-cell>
          <table:table-cell table:formula="of:=[.C4]/8" office:value-type="float" office:value="150000">
            <text:p>150000</text:p>
          </table:table-cell>
        </table:table-row>
        <table:table-row table:style-name="ro1">
          <table:table-cell/>
          <table:table-cell office:value-type="string">
            <text:p>Counter</text:p>
          </table:table-cell>
          <table:table-cell table:formula="of:=[.C5]/4000" office:value-type="float" office:value="37.5">
            <text:p>37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04/14/2012</text:date>, <text:time>21:3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Perry</meta:initial-creator>
    <meta:creation-date>2012-04-14T21:26:55</meta:creation-date>
    <dc:date>2012-04-14T21:38:50</dc:date>
    <dc:creator>Maurice Perry</dc:creator>
    <meta:editing-duration>PT11M57S</meta:editing-duration>
    <meta:editing-cycles>1</meta:editing-cycles>
    <meta:document-statistic meta:table-count="3" meta:cell-count="8" meta:object-count="0"/>
    <meta:generator>LibreOffice/3.4$Unix LibreOffice_project/340m1$Build-302</meta:generator>
  </office:meta>
</office:document-meta>
</file>